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Pictures/100000000000028D000000F679ABC33D.png" manifest:media-type="image/png"/>
  <manifest:file-entry manifest:full-path="Pictures/10000000000002C1000001F7BA9D6C37.jpg" manifest:media-type="image/jpeg"/>
  <manifest:file-entry manifest:full-path="Pictures/10000000000004B0000003843A91EA37.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KaitiM GB" svg:font-family="'AR PL KaitiM GB'"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style style:name="gr1" style:family="graphic" style:parent-style-name="standard">
      <style:graphic-properties draw:stroke="dash" draw:stroke-dash="Fine_20_Dashed" draw:fill="none" draw:textarea-horizontal-align="justify" draw:textarea-vertical-align="middle" draw:auto-grow-height="false" fo:min-height="0.95cm" fo:min-width="1.5cm"/>
    </style:style>
    <style:style style:name="gr2" style:family="graphic" style:parent-style-name="standard">
      <style:graphic-properties draw:fill="solid" draw:fill-color="#ff420e" draw:textarea-horizontal-align="justify" draw:textarea-vertical-align="middle" draw:auto-grow-height="false"/>
    </style:style>
    <style:style style:name="gr3" style:family="graphic" style:parent-style-name="standard">
      <style:graphic-properties draw:fill="solid" draw:fill-color="#33cc66" draw:textarea-horizontal-align="justify" draw:textarea-vertical-align="middle" draw:auto-grow-height="false"/>
    </style:style>
    <style:style style:name="gr4" style:family="graphic" style:parent-style-name="standard">
      <style:graphic-properties svg:stroke-color="#ffffff" draw:fill="none" draw:fill-color="#ffffff" draw:textarea-horizontal-align="justify" draw:textarea-vertical-align="middle" draw:auto-grow-height="fals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textarea-horizontal-align="justify" draw:textarea-vertical-align="middle" draw:auto-grow-height="false" fo:min-height="0.75cm" fo:min-width="3.6cm"/>
    </style:style>
    <style:style style:name="gr8" style:family="graphic" style:parent-style-name="objectwithoutfill">
      <style:graphic-properties draw:stroke="solid" draw:stroke-dash="Fine_20_Dashed" draw:marker-start="Arrow" draw:marker-start-width="0.3cm" draw:marker-end="Arrow" draw:marker-end-width="0.3cm" draw:fill="none" draw:textarea-vertical-align="middle"/>
    </style:style>
    <style:style style:name="gr9" style:family="graphic" style:parent-style-name="standard">
      <style:graphic-properties draw:stroke="dash" draw:stroke-dash="Fine_20_Dashed" draw:textarea-horizontal-align="justify" draw:textarea-vertical-align="middle" draw:auto-grow-height="false" fo:min-height="1.113cm" fo:min-width="1.852cm" fo:wrap-option="no-wrap"/>
    </style:style>
    <style:style style:name="gr10" style:family="graphic" style:parent-style-name="standard">
      <style:graphic-properties draw:stroke="dash" draw:stroke-dash="Line_20_Style_20_9" svg:stroke-width="0.1cm" svg:stroke-color="#3333ff" draw:marker-start-width="0.35cm" draw:marker-end-width="0.35cm" draw:fill="none" draw:textarea-horizontal-align="justify" draw:textarea-vertical-align="middle" draw:auto-grow-height="false" fo:min-height="6.522cm" fo:min-width="6.272cm" fo:padding-top="0.175cm" fo:padding-bottom="0.175cm" fo:padding-left="0.3cm" fo:padding-right="0.3cm"/>
    </style:style>
    <style:style style:name="gr11" style:family="graphic" style:parent-style-name="standard">
      <style:graphic-properties draw:stroke="dash" draw:stroke-dash="Fine_20_Dashed" svg:stroke-width="0.1cm" svg:stroke-color="#3333ff" draw:marker-start-width="0.35cm" draw:marker-end-width="0.35cm" draw:fill="none" draw:textarea-horizontal-align="justify" draw:textarea-vertical-align="middle" draw:auto-grow-height="false" fo:min-height="9.11cm" fo:min-width="8.86cm" fo:padding-top="0.175cm" fo:padding-bottom="0.175cm" fo:padding-left="0.3cm" fo:padding-right="0.3cm"/>
    </style:style>
    <style:style style:name="gr12" style:family="graphic" style:parent-style-name="objectwithoutfill">
      <style:graphic-properties draw:stroke="solid" draw:stroke-dash="Fine_20_Dashed" draw:marker-end="Arrow" draw:marker-end-width="0.3cm" draw:fill="none" draw:textarea-vertical-align="middle"/>
    </style:style>
    <style:style style:name="gr13" style:family="graphic" style:parent-style-name="无填充且无边框的对象">
      <style:graphic-properties draw:textarea-vertical-align="middle" draw:color-mode="standard" draw:luminance="0%" draw:contrast="0%" draw:gamma="100%" draw:red="0%" draw:green="0%" draw:blue="0%" fo:clip="rect(0cm, 0cm, 0cm, 0cm)" draw:image-opacity="100%" style:mirror="none"/>
    </style:style>
    <style:style style:name="gr14" style:family="graphic" style:parent-style-name="objectwithoutfill">
      <style:graphic-properties draw:marker-start="Arrow" draw:marker-start-width="0.3cm" draw:marker-end="Arrow" draw:marker-end-width="0.3cm" draw:fill="none" draw:textarea-vertical-align="middle"/>
    </style:style>
    <style:style style:name="gr15" style:family="graphic" style:parent-style-name="standard">
      <style:graphic-properties draw:fill="none" draw:opacity="50%" draw:textarea-horizontal-align="justify" draw:textarea-vertical-align="middle" draw:auto-grow-height="false" fo:min-height="0cm" fo:min-width="0.1cm" draw:shadow-opacity="50%"/>
    </style:style>
    <style:style style:name="gr16" style:family="graphic" style:parent-style-name="objectwithoutfill">
      <style:graphic-properties svg:stroke-color="#ff3333" draw:fill="none" draw:textarea-vertical-align="middle"/>
    </style:style>
    <style:style style:name="gr17" style:family="graphic" style:parent-style-name="standard">
      <style:graphic-properties draw:stroke="none" svg:stroke-color="#000000" draw:fill="none" draw:fill-color="#ffffff" fo:min-height="0.85cm"/>
    </style:style>
    <style:style style:name="gr18" style:family="graphic" style:parent-style-name="standard">
      <style:graphic-properties draw:stroke="none" svg:stroke-color="#000000" draw:fill="none" draw:fill-color="#ffffff" fo:min-height="1.423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solid" draw:fill-color="#ff420e"/>
      <style:paragraph-properties fo:text-align="center"/>
      <style:text-properties fo:color="#ffffff" fo:font-size="16pt" style:font-size-asian="16pt" style:font-size-complex="16pt"/>
    </style:style>
    <style:style style:name="P4" style:family="paragraph">
      <loext:graphic-properties draw:fill="solid" draw:fill-color="#33cc66"/>
      <style:paragraph-properties fo:text-align="center"/>
    </style:style>
    <style:style style:name="P5" style:family="paragraph">
      <loext:graphic-properties draw:fill="none" draw:fill-color="#ffffff"/>
      <style:paragraph-properties fo:text-align="center"/>
    </style:style>
    <style:style style:name="P6" style:family="paragraph">
      <loext:graphic-properties draw:fill="none" draw:opacity="50%"/>
      <style:paragraph-properties fo:text-align="center"/>
    </style:style>
    <style:style style:name="P7" style:family="paragraph">
      <loext:graphic-properties draw:fill="none" draw:fill-color="#ffffff"/>
    </style:style>
    <style:style style:name="T1" style:family="text">
      <style:text-properties fo:color="#ffffff"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0" draw:id="id10" draw:layer="layout" svg:width="2cm" svg:height="1.2cm" svg:x="12.2cm" svg:y="16.8cm">
          <text:p/>
          <draw:enhanced-geometry svg:viewBox="0 0 21600 21600" draw:type="rectangle" draw:enhanced-path="M 0 0 L 21600 0 21600 21600 0 21600 0 0 Z N"/>
        </draw:custom-shape>
        <draw:custom-shape draw:style-name="gr2" draw:text-style-name="P3" xml:id="id9" draw:id="id9" draw:layer="layout" svg:width="5.3cm" svg:height="1.7cm" svg:x="18.9cm" svg:y="4.2cm">
          <text:p text:style-name="P2"><text:span text:style-name="T1">SRS Model 345</text:span></text:p>
          <text:p text:style-name="P2"><text:span text:style-name="T1">Function Generator </text:span></text:p>
          <draw:enhanced-geometry svg:viewBox="0 0 21600 21600" draw:type="rectangle" draw:enhanced-path="M 0 0 L 21600 0 21600 21600 0 21600 0 0 Z N"/>
        </draw:custom-shape>
        <draw:custom-shape draw:style-name="gr2" draw:text-style-name="P3" xml:id="id7" draw:id="id7" draw:layer="layout" svg:width="5.3cm" svg:height="1.7cm" svg:x="4.2cm" svg:y="4.2cm">
          <text:p text:style-name="P2"><text:span text:style-name="T1">SRS Model 345</text:span></text:p>
          <text:p text:style-name="P2"><text:span text:style-name="T1">Function Generator </text:span></text:p>
          <draw:enhanced-geometry svg:viewBox="0 0 21600 21600" draw:type="rectangle" draw:enhanced-path="M 0 0 L 21600 0 21600 21600 0 21600 0 0 Z N"/>
        </draw:custom-shape>
        <draw:custom-shape draw:style-name="gr3" draw:text-style-name="P4" xml:id="id1" draw:id="id1" draw:layer="layout" svg:width="3.4cm" svg:height="1.3cm" svg:x="4.3cm" svg:y="7.5cm">
          <text:p text:style-name="P2">B2B source</text:p>
          <text:p text:style-name="P2">SCU</text:p>
          <draw:enhanced-geometry svg:viewBox="0 0 21600 21600" draw:type="rectangle" draw:enhanced-path="M 0 0 L 21600 0 21600 21600 0 21600 0 0 Z N"/>
        </draw:custom-shape>
        <draw:custom-shape draw:style-name="gr3" draw:text-style-name="P4" xml:id="id3" draw:id="id3" draw:layer="layout" svg:width="3.4cm" svg:height="1.4cm" svg:x="20.6cm" svg:y="7.5cm">
          <text:p text:style-name="P2">B2B target</text:p>
          <text:p text:style-name="P2">SCU</text:p>
          <draw:enhanced-geometry svg:viewBox="0 0 21600 21600" draw:type="rectangle" draw:enhanced-path="M 0 0 L 21600 0 21600 21600 0 21600 0 0 Z N"/>
        </draw:custom-shape>
        <draw:custom-shape draw:style-name="gr4" draw:text-style-name="P5" draw:layer="layout" svg:width="1.5cm" svg:height="1.2cm" svg:x="19.65cm" svg:y="10.869cm">
          <text:p/>
          <draw:enhanced-geometry svg:viewBox="0 0 21600 21600" draw:type="rectangle" draw:enhanced-path="M 0 0 L 21600 0 21600 21600 0 21600 0 0 Z N"/>
        </draw:custom-shape>
        <draw:custom-shape draw:style-name="gr3" draw:text-style-name="P4" xml:id="id4" draw:id="id4" draw:layer="layout" svg:width="3.6cm" svg:height="1.3cm" svg:x="4.2cm" svg:y="10.7cm">
          <text:p text:style-name="P2">Trigger SCU</text:p>
          <draw:enhanced-geometry svg:viewBox="0 0 21600 21600" draw:type="rectangle" draw:enhanced-path="M 0 0 L 21600 0 21600 21600 0 21600 0 0 Z N"/>
        </draw:custom-shape>
        <draw:frame draw:style-name="gr5" draw:text-style-name="P1" xml:id="id8" draw:id="id8" draw:layer="layout" svg:width="3.908cm" svg:height="2.931cm" svg:x="11.092cm" svg:y="16.1cm">
          <draw:image xlink:href="Pictures/10000000000004B0000003843A91EA37.png" xlink:type="simple" xlink:show="embed" xlink:actuate="onLoad">
            <text:p/>
          </draw:image>
        </draw:frame>
        <draw:line draw:style-name="gr6" draw:text-style-name="P1" draw:layer="layout" svg:x1="9.5cm" svg:y1="5.2cm" svg:x2="18.9cm" svg:y2="5.2cm">
          <text:p/>
        </draw:line>
        <draw:custom-shape draw:style-name="gr7" draw:text-style-name="P2" xml:id="id2" draw:id="id2" draw:layer="layout" svg:width="4.1cm" svg:height="1cm" svg:x="12.6cm" svg:y="9.6cm">
          <text:p text:style-name="P2">WR switch</text:p>
          <draw:enhanced-geometry svg:viewBox="0 0 21600 21600" draw:mirror-horizontal="false" draw:mirror-vertical="false" draw:type="rectangle" draw:enhanced-path="M 0 0 L 21600 0 21600 21600 0 21600 0 0 Z N"/>
        </draw:custom-shape>
        <draw:line draw:style-name="gr6" draw:text-style-name="P1" draw:layer="layout" svg:x1="6.9cm" svg:y1="5.9cm" svg:x2="6.9cm" svg:y2="7.5cm">
          <text:p/>
        </draw:line>
        <draw:line draw:style-name="gr6" draw:text-style-name="P1" draw:layer="layout" svg:x1="22.1cm" svg:y1="5.9cm" svg:x2="22.1cm" svg:y2="7.5cm">
          <text:p/>
        </draw:line>
        <draw:connector draw:style-name="gr8" draw:text-style-name="P1" draw:layer="layout" draw:type="curve" svg:x1="7.7cm" svg:y1="8.15cm" svg:x2="14.65cm" svg:y2="9.6cm" draw:start-shape="id1" draw:start-glue-point="1" draw:end-shape="id2" draw:end-glue-point="0" svg:d="M7700 8150c4634 0 6950 483 6950 1450" svg:viewBox="0 0 6951 1451">
          <text:p/>
        </draw:connector>
        <draw:connector draw:style-name="gr8" draw:text-style-name="P1" draw:layer="layout" draw:type="curve" svg:x1="16.7cm" svg:y1="10.1cm" svg:x2="20.6cm" svg:y2="8.2cm" draw:start-shape="id2" draw:start-glue-point="1" draw:end-shape="id3" svg:d="M16700 10100c2925 0 975-1900 3900-1900" svg:viewBox="0 0 3901 1901">
          <text:p/>
        </draw:connector>
        <draw:connector draw:style-name="gr8" draw:text-style-name="P1" draw:layer="layout" draw:type="curve" svg:x1="7.8cm" svg:y1="11.35cm" svg:x2="14.65cm" svg:y2="10.6cm" draw:start-shape="id4" draw:start-glue-point="1" draw:end-shape="id2" draw:end-glue-point="2" svg:d="M7800 11350c4567 0 6850-250 6850-750" svg:viewBox="0 0 6851 751">
          <text:p/>
        </draw:connector>
        <draw:custom-shape draw:style-name="gr9" draw:text-style-name="P2" xml:id="id5" draw:id="id5" draw:layer="layout" svg:width="3.6cm" svg:height="2.1cm" svg:x="14.2cm" svg:y="12.4cm">
          <text:p text:style-name="P2">WR </text:p>
          <text:p text:style-name="P2">network</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8" draw:text-style-name="P1" draw:layer="layout" draw:type="curve" svg:x1="16cm" svg:y1="12.4cm" svg:x2="16cm" svg:y2="10.601cm" draw:start-shape="id5" draw:start-glue-point="0" draw:end-shape="id6" draw:end-glue-point="6" svg:d="M16000 12400v-1799" svg:viewBox="0 0 1 1800">
          <text:p/>
        </draw:connector>
        <draw:custom-shape draw:style-name="gr10" draw:text-style-name="P1" draw:layer="layout" svg:width="9.576cm" svg:height="9.576cm" svg:x="2cm" svg:y="3.3cm">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 text:c="2"/>SIS18</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 draw:layer="layout" svg:width="13.376cm" svg:height="13.376cm" svg:x="17.424cm" svg:y="0.3cm">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SIS100</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text-style-name="P1" draw:layer="layout" draw:line-skew="-2.099cm" svg:x1="4.2cm" svg:y1="5.05cm" svg:x2="11.092cm" svg:y2="17.565cm" draw:start-shape="id7" draw:start-glue-point="3" draw:end-shape="id8" draw:end-glue-point="3" svg:d="M4200 5050h-2600v12515h9492" svg:viewBox="0 0 9493 12516">
          <text:p/>
        </draw:connector>
        <draw:connector draw:style-name="gr12" draw:text-style-name="P1" draw:layer="layout" draw:line-skew="1.299cm" svg:x1="24.2cm" svg:y1="5.05cm" svg:x2="15cm" svg:y2="17.565cm" draw:start-shape="id9" draw:start-glue-point="1" draw:end-shape="id8" draw:end-glue-point="1" svg:d="M24200 5050h1800v12515h-11000" svg:viewBox="0 0 11001 12516">
          <text:p/>
        </draw:connector>
        <draw:connector draw:style-name="gr12" draw:text-style-name="P1" draw:layer="layout" svg:x1="6cm" svg:y1="12cm" svg:x2="13.2cm" svg:y2="16.8cm" draw:start-shape="id4" draw:start-glue-point="2" draw:end-shape="id10" draw:end-glue-point="0" svg:d="M6000 12000v2400h7200v2400" svg:viewBox="0 0 7201 4801">
          <text:p/>
        </draw:connector>
        <draw:frame draw:style-name="gr13" draw:text-style-name="P2" xml:id="id11" draw:id="id11" draw:layer="layout" svg:width="3.77cm" svg:height="2.81cm" svg:x="18.4cm" svg:y="13.49cm">
          <draw:image xlink:href="Pictures/10000000000002C1000001F7BA9D6C37.jpg" xlink:type="simple" xlink:show="embed" xlink:actuate="onLoad">
            <text:p/>
          </draw:image>
        </draw:frame>
        <draw:connector draw:style-name="gr14" draw:text-style-name="P1" draw:layer="layout" draw:type="curve" svg:x1="16cm" svg:y1="14.5cm" svg:x2="20.285cm" svg:y2="16.3cm" draw:start-shape="id5" draw:start-glue-point="2" draw:end-shape="id11" svg:d="M16000 14500c0 3450 4285 2550 4285 1800" svg:viewBox="0 0 4286 2495">
          <text:p/>
        </draw:connector>
        <draw:custom-shape draw:style-name="gr15" draw:text-style-name="P6" xml:id="id6" draw:id="id6" draw:layer="layout" svg:width="1.2cm" svg:height="0.001cm" svg:x="15.4cm" svg:y="10.6cm">
          <text:p/>
          <draw:enhanced-geometry svg:viewBox="0 0 21600 21600" draw:glue-points="10800 0 0 10800 10800 21600 21600 10800" draw:text-areas="5400 5400 16200 16200" draw:type="diamond" draw:enhanced-path="M 10800 0 L 21600 10800 10800 21600 0 10800 10800 0 Z N"/>
        </draw:custom-shape>
        <draw:frame draw:style-name="gr13" draw:text-style-name="P2" draw:layer="layout" svg:width="17.345cm" svg:height="3.652cm" svg:x="11.025cm" svg:y="20.148cm">
          <draw:image xlink:href="Pictures/100000000000028D000000F679ABC33D.png" xlink:type="simple" xlink:show="embed" xlink:actuate="onLoad">
            <text:p/>
          </draw:image>
        </draw:frame>
        <draw:line draw:style-name="gr16" draw:text-style-name="P1" draw:layer="layout" svg:x1="10.9cm" svg:y1="24.5cm" svg:x2="17.7cm" svg:y2="24.5cm">
          <text:p/>
        </draw:line>
        <draw:line draw:style-name="gr16" draw:text-style-name="P1" draw:layer="layout" svg:x1="17.6cm" svg:y1="20cm" svg:x2="27.9cm" svg:y2="20cm">
          <text:p/>
        </draw:line>
        <draw:line draw:style-name="gr16" draw:text-style-name="P1" draw:layer="layout" svg:x1="17.6cm" svg:y1="20cm" svg:x2="17.7cm" svg:y2="24.5cm">
          <text:p/>
        </draw:line>
        <draw:frame draw:style-name="gr17" draw:text-style-name="P7" draw:layer="layout" svg:width="8cm" svg:height="1.1cm" svg:x="18.5cm" svg:y="18.8cm">
          <draw:text-box>
            <text:p>synchronization window</text:p>
          </draw:text-box>
        </draw:frame>
        <draw:frame draw:style-name="gr17" draw:text-style-name="P7" draw:layer="layout" svg:width="8cm" svg:height="1.673cm" svg:x="2.8cm" svg:y="19.227cm">
          <draw:text-box>
            <text:p>RF Reference Signal from DS 345 of SIS18</text:p>
          </draw:text-box>
        </draw:frame>
        <draw:frame draw:style-name="gr17" draw:text-style-name="P7" draw:layer="layout" svg:width="8cm" svg:height="1.673cm" svg:x="2.7cm" svg:y="21.627cm">
          <draw:text-box>
            <text:p>RF Reference Signal from DS 345 of SIS100</text:p>
          </draw:text-box>
        </draw:frame>
        <draw:line draw:style-name="gr6" draw:text-style-name="P1" draw:layer="layout" svg:x1="10.2cm" svg:y1="20cm" svg:x2="11.1cm" svg:y2="20.6cm">
          <text:p/>
        </draw:line>
        <draw:line draw:style-name="gr6" draw:text-style-name="P1" draw:layer="layout" svg:x1="10.3cm" svg:y1="22.2cm" svg:x2="11.3cm" svg:y2="21.8cm">
          <text:p/>
        </draw:line>
        <draw:frame draw:style-name="gr18" draw:text-style-name="P7" draw:layer="layout" svg:width="4.7cm" svg:height="1.673cm" svg:x="7cm" svg:y="5.9cm">
          <draw:text-box>
            <text:p>RF Reference </text:p>
            <text:p>Signal </text:p>
          </draw:text-box>
        </draw:frame>
        <draw:frame draw:style-name="gr18" draw:text-style-name="P7" draw:layer="layout" svg:width="4.7cm" svg:height="1.673cm" svg:x="17.8cm" svg:y="5.927cm">
          <draw:text-box>
            <text:p>RF Reference </text:p>
            <text:p>Signal </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KaitiM GB" svg:font-family="'AR PL KaitiM GB'"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marker draw:name="Arrow" svg:viewBox="0 0 20 30" svg:d="M10 0l-10 30h20z"/>
    <draw:stroke-dash draw:name="Fine_20_Dashed" draw:display-name="Fine Dashed" draw:style="rect" draw:dots1="1" draw:dots1-length="197%" draw:distance="197%"/>
    <draw:stroke-dash draw:name="Line_20_Style_20_9" draw:display-name="Line Style 9" draw:style="rect" draw:dots1="1" draw:dots1-length="197%" draw:distance="120%"/>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KaitiM GB" style:font-family-asian="'AR PL KaitiM GB'"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无填充且无边框的对象"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31.94cm" fo:page-height="26.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6-10-24T13:55:00.199000000</dc:date>
    <meta:editing-duration>PT56M10S</meta:editing-duration>
    <meta:editing-cycles>4</meta:editing-cycles>
    <meta:generator>LibreOffice/4.4.4.3$Windows_x86 LibreOffice_project/2c39ebcf046445232b798108aa8a7e7d89552ea8</meta:generator>
    <meta:document-statistic meta:object-count="36"/>
  </office:meta>
</office:document-meta>
</file>